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35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0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fo:background-color="#0000cd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25">
        <office:forms form:automatic-focus="false" form:apply-design-mode="false"/>
        <table:table-column table:style-name="co1" table:default-cell-style-name="ce13"/>
        <table:table-column table:style-name="co2" table:default-cell-style-name="ce26"/>
        <table:table-column table:style-name="co3" table:number-columns-repeated="6" table:default-cell-style-name="ce26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40" office:value-type="string" calcext:value-type="string" table:number-columns-spanned="2" table:number-rows-spanned="1">
            <text:p>SESSION 2026</text:p>
          </table:table-cell>
          <table:covered-table-cell table:style-name="ce14"/>
          <table:table-cell table:number-columns-repeated="35"/>
          <table:table-cell table:style-name="ce26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2"/>
          <table:table-cell table:number-columns-repeated="2"/>
          <table:table-cell table:style-name="ce26" table:number-columns-repeated="3"/>
          <table:table-cell table:number-columns-repeated="30"/>
          <table:table-cell table:style-name="ce26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Greta lycée Maupertuis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41" office:value-type="string" calcext:value-type="string">
            <text:p>▢ SISR</text:p>
          </table:table-cell>
          <table:table-cell table:style-name="ce43" office:value-type="string" calcext:value-type="string">
            <text:p>X SLAM</text:p>
          </table:table-cell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4"/>
          <table:table-cell table:number-columns-repeated="35"/>
          <table:table-cell table:style-name="ce26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Réalisations professionnelles</text:span></text:p>
            <text:p><text:span text:style-name="T1">(intitulé et liste des documents et productions associés)</text:span>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5" office:value-type="string" calcext:value-type="string">
            <text:p>Organiser son développement professionnel</text:p>
          </table:table-cell>
          <table:table-cell table:number-columns-repeated="35"/>
          <table:table-cell table:style-name="ce26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7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Nonogram</text:p>
          </table:table-cell>
          <table:table-cell table:style-name="ce21"/>
          <table:table-cell table:style-name="ce29"/>
          <table:table-cell table:style-name="ce39"/>
          <table:table-cell table:style-name="ce30" table:number-columns-repeated="3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TP GLPI</text:p>
          </table:table-cell>
          <table:table-cell table:style-name="ce21"/>
          <table:table-cell table:style-name="ce30"/>
          <table:table-cell table:style-name="ce34"/>
          <table:table-cell table:style-name="ce31" table:number-columns-repeated="3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Calculatrice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Sensibilisation aux cyber-risques</text:p>
          </table:table-cell>
          <table:table-cell table:style-name="ce21"/>
          <table:table-cell table:style-name="ce30"/>
          <table:table-cell table:style-name="ce31" table:number-columns-repeated="3"/>
          <table:table-cell table:style-name="ce39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yberweek</text:p>
          </table:table-cell>
          <table:table-cell table:style-name="ce21"/>
          <table:table-cell table:style-name="ce31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5"/>
          <table:table-cell table:style-name="ce50"/>
          <table:table-cell table:style-name="ce5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</text:p>
          </table:table-cell>
          <table:covered-table-cell table:number-columns-repeated="6" table:style-name="ce22"/>
          <table:covered-table-cell table:style-name="ce51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réation site vitrine</text:p>
          </table:table-cell>
          <table:table-cell table:style-name="ce21"/>
          <table:table-cell table:style-name="ce30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Jeu de Morpion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3"/>
          <table:table-cell table:style-name="ce39"/>
          <table:table-cell table:style-name="ce31"/>
          <table:table-cell table:style-name="ce50"/>
          <table:table-cell table:style-name="ce53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31" table:number-columns-repeated="5"/>
          <table:table-cell table:style-name="ce49"/>
          <table:table-cell table:style-name="ce53" table:number-columns-repeated="1637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52"/>
          <table:table-cell table:style-name="ce53" table:number-columns-repeated="16376"/>
        </table:table-row>
        <table:table-row table:style-name="ro6">
          <table:table-cell table:style-name="ce11"/>
          <table:table-cell table:style-name="ce24"/>
          <table:table-cell table:style-name="ce33" table:number-columns-repeated="6"/>
          <table:table-cell table:style-name="ce53" table:number-columns-repeated="16376"/>
        </table:table-row>
        <table:table-row table:style-name="ro6" table:number-rows-repeated="46">
          <table:table-cell table:style-name="ce12"/>
          <table:table-cell table:style-name="ce25" table:number-columns-repeated="16383"/>
        </table:table-row>
        <table:table-row table:style-name="ro6" table:number-rows-repeated="1048504">
          <table:table-cell table:number-columns-repeated="43"/>
          <table:table-cell table:style-name="ce26" table:number-columns-repeated="16341"/>
        </table:table-row>
        <table:table-row table:style-name="ro6">
          <table:table-cell table:number-columns-repeated="43"/>
          <table:table-cell table:style-name="ce26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text>_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_-</number:text>
      <style:map style:condition="value()&gt;0" style:apply-style-name="N121P0"/>
      <style:map style:condition="value()&lt;0" style:apply-style-name="N121P1"/>
    </number:currency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£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1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1">00/00/0000</text:date>, <text:time style:data-style-name="N2" text:time-value="15:09:20.83511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6-04-12T16:16:19.963707800</meta:print-date>
    <meta:creation-date>2012-01-12T10:51:15</meta:creation-date>
    <dc:date>2026-05-11T08:24:04.420508500</dc:date>
    <meta:generator>LibreOffice/25.8.5.2$Windows_X86_64 LibreOffice_project/9c8b85f387cc00a89945a79c9e6239f32e450ac2</meta:generator>
    <meta:editing-duration>PT17H50M39S</meta:editing-duration>
    <meta:editing-cycles>9</meta:editing-cycles>
    <meta:printed-by>Fichiers PDF</meta:printed-by>
    <meta:document-statistic meta:table-count="1" meta:cell-count="33" meta:object-count="0"/>
    <meta:user-defined meta:name="AppVersion">16.0300</meta:user-defined>
  </office:meta>
</office:document-meta>
</file>